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ControlImpl.getAddress( in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ressControlImpl.updateAddress( Address addr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dressControlImpl.deleteAddress( int addressId , String us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ressControlImpl.insertAddress( Address addr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ressControlImpl.getUserAddress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